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style:font-name="Courier New"/>
    </style:style>
    <style:style style:name="P4" style:family="paragraph" style:parent-style-name="Text_20_body">
      <style:paragraph-properties fo:text-align="start" style:justify-single-word="false"/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PDL $BREAK Keyword</text:h>
      <text:p text:style-name="P2">Transfers control to the first statement after the current loop or switch structure.</text:p>
      <text:p text:style-name="P2">For example, its use in a looping structure:</text:p>
      <text:p text:style-name="P2"/>
      <text:p text:style-name="P3">$WHILE ($LISTEN() != "")</text:p>
      <text:p text:style-name="P3">{</text:p>
      <text:p text:style-name="P3"><text:tab/>$IF ($LISTENTEXT() == "BYE")</text:p>
      <text:p text:style-name="P3"><text:tab/>{</text:p>
      <text:p text:style-name="P3"><text:tab/><text:tab/>$BREAK;</text:p>
      <text:p text:style-name="P3"><text:tab/>};</text:p>
      <text:p text:style-name="P3"><text:tab/>DoSomethingWithListenText();</text:p>
      <text:p text:style-name="P3">};</text:p>
      <text:p text:style-name="P3"/>
      <text:p text:style-name="P4">In this example, we ask the player to enter some text. <text:s/>We want to stop asking for text if the player enters an empty line or if he enters the word “BYE”. <text:s/>The $WHILE condition terminates the loop if the player enters an empty line. <text:s/>We use the “$BREAK” to 'break out of the loop' if the player enters the text “BYE”. <text:s/>There are other ways of accomplishing this example but the way shown is relatively straight-forward and contains no complicated Boolean expressions.</text:p>
      <text:p text:style-name="P4"/>
      <text:p text:style-name="P4">Example in a switch/case structure:</text:p>
      <text:p text:style-name="P4"/>
      <text:p text:style-name="P3">$SWITCH ( class )</text:p>
      <text:p text:style-name="P3">{</text:p>
      <text:p text:style-name="P3"><text:tab/>$CASE “HUMAN” ; HP = 12; $BREAK;</text:p>
      <text:p text:style-name="P3"><text:tab/>$CASE “IRISH”” : HP = 11; $BREAK;</text:p>
      <text:p text:style-name="P3"><text:tab/>$CASE “ITALIAN”; HP = 10; $BREAK;</text:p>
      <text:p text:style-name="P3"><text:tab/>$DEFAULT: HP = 1; BREAK;</text:p>
      <text:p text:style-name="P3">};</text:p>
      <text:p text:style-name="P4"/>
      <text:p text:style-name="P4">The $SWITCH begins executing statements with the first $CASE that matches. <text:s/>Then it would normally execute all the statements after that. <text:s/>For example, if the class were “IRISH” then, without the $BREAK keywords, we would execute HP=11, HP=10, and HP=1. <text:s/>That is not our intent. <text:s/>We wanted only to execute HP=11. <text:s/>So we added the $BREAK keywords <text:s/>to 'Break Out' of the switch structure as soon as we have executed the code for the case that match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11-18T17:07:22.81</meta:creation-date>
    <meta:document-statistic meta:table-count="0" meta:image-count="0" meta:object-count="0" meta:page-count="1" meta:paragraph-count="21" meta:word-count="241" meta:character-count="1343"/>
    <dc:date>2010-11-18T18:17:40.37</dc:date>
    <dc:creator>Paul Stevens</dc:creator>
    <meta:editing-duration>PT00H08M26S</meta:editing-duration>
    <meta:editing-cycles>1</meta:editing-cycles>
    <meta:generator>OpenOffice.org/3.2$Win32 OpenOffice.org_project/320m18$Build-9502</meta:generator>
  </office:meta>
</office:document-meta>
</file>